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625cm" style:rel-column-width="12502*"/>
    </style:style>
    <style:style style:name="Table1.B" style:family="table-column">
      <style:table-column-properties style:column-width="15.376cm" style:rel-column-width="5303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0" style:family="text">
      <style:text-properties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73.png" xlink:type="simple" xlink:show="embed" xlink:actuate="onLoad"/></draw:frame></text:p>
          </table:table-cell>
          <table:table-cell table:style-name="Table1.B1" office:value-type="string">
            <text:h text:style-name="P7" text:outline-level="1">Линейное с насыщением и зоной нечувствительност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7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7">Блок </text:span><text:span text:style-name="T8">реализует преобразование вектора входных сигналов посредством </text:span><text:span text:style-name="T9">единой</text:span><text:span text:style-name="T8"> нелинейной статической характеристики типа "линейная с </text:span><text:span text:style-name="T5">насыщением и </text:span><text:span text:style-name="T8">зоной нечувствительности" по следующему алгоритму: </text:span></text:p>
            <text:p text:style-name="P3"><draw:frame draw:style-name="fr2" draw:name="graphics1" text:anchor-type="as-char" svg:width="8.47cm" svg:height="7.939cm" draw:z-index="2"><draw:image xlink:href="../images/0073_static.png" xlink:type="simple" xlink:show="embed" xlink:actuate="onLoad"/></draw:frame></text:p>
            <text:p text:style-name="P3"><draw:frame draw:style-name="fr3" draw:name="Объект1" text:anchor-type="as-char" svg:width="8.461cm" svg:height="3.455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2"><text:span text:style-name="T8">где </text:span><text:span text:style-name="T3">x(t)</text:span><text:span text:style-name="T2"> </text:span><text:span text:style-name="T8">– вектор входных сигналов; </text:span><text:span text:style-name="T3">y(t)</text:span><text:span text:style-name="T2"> </text:span><text:span text:style-name="T8">– вектор </text:span><text:span text:style-name="T5">выходных</text:span><text:span text:style-name="T8"> сигналов;</text:span></text:p>
            <text:p text:style-name="P2"><draw:frame draw:style-name="fr3" draw:name="Объект4" text:anchor-type="as-char" svg:width="5.489cm" svg:height="1.312cm" draw:z-index="4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2"><text:span text:style-name="T6">Свойства</text:span>:</text:p>
            <text:list xml:id="list7185139658923272734" text:style-name="L1">
              <text:list-item>
                <text:p text:style-name="P6"><text:span text:style-name="T8">Нижняя граница ограничения </text:span><text:span text:style-name="T2">– </text:span><text:span text:style-name="T3">a₁</text:span><text:span text:style-name="T2">.</text:span></text:p>
              </text:list-item>
              <text:list-item>
                <text:p text:style-name="P6"><text:span text:style-name="T8">Нижняя граница зоны нечувствительности – </text:span><text:span text:style-name="T3">a</text:span><text:span text:style-name="T8">.</text:span></text:p>
              </text:list-item>
              <text:list-item>
                <text:p text:style-name="P6"><text:span text:style-name="T8">Верхняя граница зоны нечувствительности – </text:span><text:span text:style-name="T3">b</text:span><text:span text:style-name="T8">.</text:span></text:p>
              </text:list-item>
              <text:list-item>
                <text:p text:style-name="P6"><text:span text:style-name="T8">Верхняя граница ограничения – </text:span><text:span text:style-name="T3">b₁</text:span><text:span text:style-name="T8">.</text:span></text:p>
              </text:list-item>
              <text:list-item>
                <text:p text:style-name="P6"><text:span text:style-name="T8">Нижнее значение функции – </text:span><text:span text:style-name="T3">y₁</text:span><text:span text:style-name="T8">.</text:span></text:p>
              </text:list-item>
              <text:list-item>
                <text:p text:style-name="P6"><text:span text:style-name="T5">Верхнее значение функции – </text:span><text:span text:style-name="T3">y₂</text:span><text:span text:style-name="T5">.</text:span></text:p>
              </text:list-item>
            </text:list>
            <text:p text:style-name="P2"><text:soft-page-break/><text:span text:style-name="T10">Примечание:</text:span><text:span text:style-name="T8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9">Мультиплексор</text:span><text:span text:style-name="T8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насыщением и зоной нечувствительности</dc:title>
    <dc:date>2016-04-07T14:56:39.46</dc:date>
    <meta:generator>OpenOffice/4.1.1$Win32 OpenOffice.org_project/411m6$Build-9775</meta:generator>
    <meta:editing-duration>PT2H18M20S</meta:editing-duration>
    <meta:editing-cycles>67</meta:editing-cycles>
    <meta:document-statistic meta:table-count="1" meta:image-count="3" meta:object-count="2" meta:page-count="2" meta:paragraph-count="19" meta:word-count="111" meta:character-count="731"/>
    <dc:creator>ILYA KUBENSKIY</dc:creator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row>
                      <msub>
                        <mi>a</mi>
                        <mn>1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i>b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b</mi>
                        <mn>1</mn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1, ~ если ~ x(t) &lt;= a_1 ; #
alignl k_1 cdot (x(t)-a), ~ если a_1 &lt; x(t) &lt; a ; #
alignl 0, ~ если ~ a &lt;= x(t) &lt;= b #
alignl k_2 cdot (x(t)-b), ~ если ~ b &lt; x(t) &lt; b_1 ; #
alignl y_2, ~ если ~ x(t) &gt;= b_1 ;  }
right none
</annotation>
  </semantics>
</math>
</file>

<file path=Object 5/content.xml><?xml version="1.0" encoding="utf-8"?>
<math xmlns="http://www.w3.org/1998/Math/MathML">
  <semantics>
    <mrow>
      <mrow>
        <msub>
          <mi>k</mi>
          <mn>1</mn>
        </msub>
        <mo stretchy="false">=</mo>
        <mfrac>
          <mrow>
            <msub>
              <mi>y</mi>
              <mn>1</mn>
            </msub>
          </mrow>
          <mrow>
            <mrow>
              <msub>
                <mi>a</mi>
                <mn>1</mn>
              </msub>
              <mo stretchy="false">−</mo>
              <mi>a</mi>
            </mrow>
          </mrow>
        </mfrac>
      </mrow>
      <mi/>
      <mi>;</mi>
      <mi/>
      <mrow>
        <msub>
          <mi>k</mi>
          <mn>2</mn>
        </msub>
        <mo stretchy="false">=</mo>
        <mfrac>
          <mrow>
            <msub>
              <mi>y</mi>
              <mn>2</mn>
            </msub>
          </mrow>
          <mrow>
            <mrow>
              <msub>
                <mi>b</mi>
                <mn>1</mn>
              </msub>
              <mo stretchy="false">−</mo>
              <mi>b</mi>
            </mrow>
          </mrow>
        </mfrac>
      </mrow>
      <mi/>
      <mn>.</mn>
    </mrow>
    <annotation encoding="StarMath 5.0">k_1 = {y_1} over {a_1-a} ~ ; ~
k_2 = {y_2} over {b_1-b} ~ .</annotation>
  </semantics>
</math>
</file>